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0.665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va" table:style-name="ta1">
        <table:shapes>
          <draw:frame draw:z-index="0" draw:style-name="gr1" draw:text-style-name="P1" svg:width="47.843cm" svg:height="23.153cm" svg:x="5.53cm" svg:y="0.563cm">
            <draw:object draw:notify-on-update-of-ranges="prova.A1:prova.A2122 prova.B1:prova.B21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2:38:06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7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7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8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09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1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7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7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8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3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6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7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4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0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8:5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0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1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2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3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4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39:5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0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3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4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0:5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0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1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3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4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9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1:59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0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0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1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2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7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7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3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0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3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2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0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1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2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4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3:5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0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1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2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3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7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49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0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4:5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0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3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5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1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2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8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3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4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4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6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7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8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9</text:p>
          </table:table-cell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5:59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1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2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0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1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2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3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4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6:59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0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09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2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3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2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3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3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5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6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9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49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7:5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6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7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8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09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0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1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2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3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6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6</text:p>
          </table:table-cell>
          <table:table-cell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7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8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1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2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39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4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1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8:5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1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0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1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2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3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3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5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4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49:5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1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0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4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5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6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1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3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8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2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4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5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6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7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3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0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1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2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3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4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6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4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1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0:5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4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09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3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6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9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1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0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4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2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3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6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7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3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0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8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4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0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4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5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6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1:5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1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2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3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4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4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5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7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8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8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9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09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0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2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2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3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3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4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5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6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7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8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8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9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19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0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2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3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4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5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6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29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2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3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2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6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0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2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6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8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1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1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2</text:p>
          </table:table-cell>
          <table:table-cell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5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6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7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8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9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29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1</text:p>
          </table:table-cell>
          <table:table-cell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2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6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7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3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0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1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3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5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4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1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8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3:5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7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0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19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1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4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5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5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7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8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2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3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6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7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3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0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1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3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4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7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8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49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1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4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6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4:5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2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3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3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4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5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6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7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0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1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2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4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5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8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9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1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0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1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4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6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8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8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29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0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1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2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3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4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4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5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5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6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7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8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39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1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2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3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4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6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7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8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49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0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1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2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3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4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6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7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8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5:5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0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0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2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2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4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5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6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7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7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8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8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0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0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1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3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3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4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4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5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5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6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6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7</text:p>
          </table:table-cell>
          <table:table-cell office:value-type="float" office:value="83" calcext:value-type="float">
            <text:p>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7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8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:56:19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2T18:12:56.917000000</dc:date>
    <meta:editing-duration>PT4M31S</meta:editing-duration>
    <meta:editing-cycles>1</meta:editing-cycles>
    <meta:document-statistic meta:table-count="1" meta:cell-count="4244" meta:object-count="1"/>
    <meta:generator>LibreOffice/7.3.0.3$Windows_X86_64 LibreOffice_project/0f246aa12d0eee4a0f7adcefbf7c878fc2238db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24pt" style:font-size-asian="13pt" style:font-size-complex="13pt"/>
    </style:style>
    <style:style style:name="ch3" style:family="chart">
      <style:chart-properties chart:auto-position="true" style:rotation-angle="0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2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2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7.844cm" svg:height="23.154cm" xlink:href=".." xlink:type="simple" chart:class="chart:line" chart:style-name="ch1">
        <chart:title svg:x="19.97cm" svg:y="0.599cm" chart:style-name="ch2">
          <text:p>Frequenza Cardiaca</text:p>
        </chart:title>
        <chart:subtitle svg:x="22.203cm" svg:y="2.502cm" chart:style-name="ch3">
          <text:p>Se Eyeglasses</text:p>
        </chart:subtitle>
        <chart:legend chart:legend-position="end" svg:x="43.098cm" svg:y="11.201cm" style:legend-expansion="high" chart:style-name="ch4"/>
        <chart:plot-area chart:style-name="ch5" table:cell-range-address="prova.A1:prova.B2122" chart:data-source-has-labels="both" svg:x="2.254cm" svg:y="3.812cm" svg:width="39.888cm" svg:height="17.611cm">
          <chart:coordinate-region svg:x="3.515cm" svg:y="3.812cm" svg:width="38.627cm" svg:height="15.63cm"/>
          <chart:axis chart:dimension="x" chart:name="primary-x" chart:style-name="ch6" chartooo:axis-type="auto">
            <chartooo:date-scale/>
            <chart:title svg:x="20.193cm" svg:y="21.887cm" chart:style-name="ch7">
              <text:p>Time(HH:MM:SS)</text:p>
            </chart:title>
            <chart:categories table:cell-range-address="prova.A1:prova.A2122"/>
          </chart:axis>
          <chart:axis chart:dimension="y" chart:name="primary-y" chart:style-name="ch8">
            <chart:title svg:x="0.451cm" svg:y="13.225cm" chart:style-name="ch9">
              <text:p>BPM</text:p>
            </chart:title>
            <chart:grid chart:style-name="ch10" chart:class="major"/>
          </chart:axis>
          <chart:series chart:style-name="ch11" chart:values-cell-range-address="prova.B1:prova.B2122" loext:label-string="se_eyeglasses" chart:class="chart:line">
            <chart:data-point chart:repeated="21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_eyeglasses</text:p>
              </table:table-cell>
            </table:table-row>
          </table:table-header-rows>
          <table:table-rows>
            <table:table-row>
              <table:table-cell office:value-type="string">
                <text:p>12:38:06</text:p>
                <draw:g>
                  <svg:desc>prova.A1:prova.A2122</svg:desc>
                </draw:g>
              </table:table-cell>
              <table:table-cell office:value-type="float" office:value="39">
                <text:p>39</text:p>
                <draw:g>
                  <svg:desc>prova.B1:prova.B2122</svg:desc>
                </draw:g>
              </table:table-cell>
            </table:table-row>
            <table:table-row>
              <table:table-cell office:value-type="string">
                <text:p>12:38:0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:38:0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0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0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:38: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38: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38: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38: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38: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8: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2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2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8:2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8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38: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38: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8: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38:2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38: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38: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38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3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8: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3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8:4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8:4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8: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8: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8: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8:4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38: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38:4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38: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38: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:38: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:38: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38: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38:4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38:4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8: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8: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38: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38:5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8: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5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8: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8: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5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8: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8: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8: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8:5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8: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8: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39: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39:0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39: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9: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0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0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9:0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9:0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9: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9:0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39: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0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1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1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1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9: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39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9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9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39:1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9: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9: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9: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1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1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39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39: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39: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2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39: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39: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39: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39:3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3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39: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3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4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39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39: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39: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39: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39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39: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39: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39: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9: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9:5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9:5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39: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39: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39: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0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0: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0:0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0: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0: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0: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0: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0: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0: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0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0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0: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0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0: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0: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0: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0: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0: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0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0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0: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0: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0: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0: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3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0: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0: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0: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0: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0: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0: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0: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5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0: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0: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0: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0:5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0: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0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0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0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1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1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1: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1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1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2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2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2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2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1: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1: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3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1: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3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3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4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1:4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4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1: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1:5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1: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1:5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1: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1:5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1: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1: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1: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:41: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2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2:0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42: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2: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2:0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2: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2:0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2: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2: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2: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2: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2: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2: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2:1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2: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2:1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2: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2:1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2: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2: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2: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2: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2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2: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2: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3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2: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2: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2: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2: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2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3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2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2: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2:3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2: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2: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2: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2: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2:4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2: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2:4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2: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2:4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42: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2: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2: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2: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4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2:4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2: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2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2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2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3: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3:0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3: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3: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3: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3: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3: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0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1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2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3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3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3:4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3: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4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4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3: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3:4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3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3: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3:4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3: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3:4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3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3:5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3: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3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3: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3:5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3: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3: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3: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4: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4: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4:0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0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4: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4: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4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4: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4: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4: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2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4: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4: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4:3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3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3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3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4: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4:3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4:3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4: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4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4:4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4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4:4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4:4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4: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4: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4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4:4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4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4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4:4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4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47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4:4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4:4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4: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4: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4:5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4: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4:5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4:5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4: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4: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4:5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4: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4: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4: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4: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4: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4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4:5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4: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4:5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5: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5: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5: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5: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0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5: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5:0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5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5: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5: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1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5:1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5: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5:3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3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5: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5:4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5: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5: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5: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5: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5: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5: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5: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5:5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5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5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5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5:5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5:5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5: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5: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5: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5:5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5:5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5:5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5:5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:45:5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:45:59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:46: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:46: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6:0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6:0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6: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6:0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6: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6: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6: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6: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6: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6: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6: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6: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6: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6: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6:0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0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1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1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6: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3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6:3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6: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3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3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3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3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3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4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4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6: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4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6: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6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5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6:5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6: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6: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6: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6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6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6:5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0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0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7:0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7: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7:0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0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0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7:0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7: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7: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7: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7:1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7: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2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2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7: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7: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7: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7:3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7:3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7: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3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7: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7:3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7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7: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7:3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3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7:4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47:4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7: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47: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47: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4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7: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4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7: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47: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7: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7:5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7: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8: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8:0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0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48:1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48:1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8: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8: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48: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8: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8:1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48: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48: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2:48:1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8: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8: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2:48:1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8: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8:2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48: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8: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8: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48: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2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2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2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2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2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8: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8: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8:3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3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3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3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3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3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48:3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48: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4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48:4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48: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4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48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48: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8: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5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8: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8:5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8: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8:5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8: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8: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8: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8: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8: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8:5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8: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8:5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8: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8:5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8: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8: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49: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0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1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1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1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1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2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3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49: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9: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9: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9: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9: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49: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9: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9: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9: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49:4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49: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49: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5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49:5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5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5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49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49:5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49:5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49:5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0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1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2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2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2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2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2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2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2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2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3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:50:4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0: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4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4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4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4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0:4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5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0:5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0:5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0: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0:5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0: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0: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0:5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0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0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0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0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0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0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0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1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1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1:1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1:1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1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1: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1:2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2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2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1: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2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24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2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2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2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3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3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1: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1:3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3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3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1:3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1: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8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1: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4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1:5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1: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5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1: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1: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2:0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2:0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0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0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0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2:52: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2: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2:52: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2: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1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1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1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1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2:1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2:1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2:52: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18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2:1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2:1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2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2:52:2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2: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22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2:2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2:2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2:2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2: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2: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2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2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2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2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2:2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2:2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2:2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2:3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2: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2:3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2: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2:3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2: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2:3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2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2:3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3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2: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2: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2: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2: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2: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2: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2:4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2: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2: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2: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2: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2:5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2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3: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3:1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3: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1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2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21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3:2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:53:2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2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2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2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2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2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2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3: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3:2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2:53:2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3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3: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2:53:3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3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3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3: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3:3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3:3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3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4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3:4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3:4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3: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3: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3: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3: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3: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4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4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4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3: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3:5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3: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3:5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3:5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3: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5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3:5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0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0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0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0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0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1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1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4: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2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2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2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2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4:2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4:2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4:2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2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2:54: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4:3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4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4: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4:4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5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4:5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5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4:5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4: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4: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0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0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0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0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5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0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0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1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1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1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2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2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5:2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2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1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3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3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2:55:3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5:3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5: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5:3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5: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5: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5: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4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5:4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4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4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4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5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5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5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5:5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5:5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54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:55:5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5:58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5: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5:59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6: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:56: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2:56: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6:0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:56:0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2:56:0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0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2:56:0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6: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6: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:56: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0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6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2:56:1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2:56: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:56: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:56: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2:56:1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6: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6:1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6:16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:56:1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2:56:1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2:56:1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6: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6:1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2:56:19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